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alutation">
      <style:text-properties officeooo:rsid="001cc59a" officeooo:paragraph-rsid="001cc59a"/>
    </style:style>
    <style:style style:name="P2" style:family="paragraph" style:parent-style-name="Salutation">
      <style:text-properties officeooo:rsid="001e5fd6" officeooo:paragraph-rsid="001e5fd6"/>
    </style:style>
    <style:style style:name="P3" style:family="paragraph" style:parent-style-name="Salutation">
      <style:text-properties officeooo:rsid="002127a3" officeooo:paragraph-rsid="002127a3"/>
    </style:style>
    <style:style style:name="P4" style:family="paragraph" style:parent-style-name="Salutation">
      <style:text-properties officeooo:rsid="00256e3b" officeooo:paragraph-rsid="00256e3b"/>
    </style:style>
    <style:style style:name="P5" style:family="paragraph" style:parent-style-name="Salutation">
      <style:text-properties officeooo:rsid="00493030" officeooo:paragraph-rsid="0054045b"/>
    </style:style>
    <style:style style:name="P6" style:family="paragraph" style:parent-style-name="Salutation">
      <style:text-properties officeooo:rsid="00571a9a" officeooo:paragraph-rsid="00571a9a"/>
    </style:style>
    <style:style style:name="P7" style:family="paragraph" style:parent-style-name="Salutation">
      <style:text-properties officeooo:rsid="005922fe" officeooo:paragraph-rsid="005922fe"/>
    </style:style>
    <style:style style:name="P8" style:family="paragraph" style:parent-style-name="Salutation">
      <style:text-properties officeooo:rsid="005e969a" officeooo:paragraph-rsid="005f6d86"/>
    </style:style>
    <style:style style:name="P9" style:family="paragraph" style:parent-style-name="Salutation">
      <style:text-properties officeooo:rsid="00559ac3" officeooo:paragraph-rsid="00559ac3"/>
    </style:style>
    <style:style style:name="P10" style:family="paragraph" style:parent-style-name="Salutation">
      <style:text-properties officeooo:rsid="006443bf" officeooo:paragraph-rsid="006443bf"/>
    </style:style>
    <style:style style:name="P11" style:family="paragraph" style:parent-style-name="Salutation">
      <style:text-properties officeooo:rsid="0065e7e7" officeooo:paragraph-rsid="0067a2ee"/>
    </style:style>
    <style:style style:name="P12" style:family="paragraph" style:parent-style-name="Salutation">
      <style:text-properties officeooo:rsid="0068deb9" officeooo:paragraph-rsid="0068deb9"/>
    </style:style>
    <style:style style:name="P13" style:family="paragraph" style:parent-style-name="Salutation">
      <style:text-properties officeooo:rsid="006ad8cb" officeooo:paragraph-rsid="006ad8cb"/>
    </style:style>
    <style:style style:name="P14" style:family="paragraph" style:parent-style-name="Salutation">
      <style:text-properties officeooo:rsid="00737503" officeooo:paragraph-rsid="00737503"/>
    </style:style>
    <style:style style:name="P15" style:family="paragraph" style:parent-style-name="Salutation">
      <style:text-properties officeooo:rsid="0077c6a1" officeooo:paragraph-rsid="0077c6a1"/>
    </style:style>
    <style:style style:name="P16" style:family="paragraph" style:parent-style-name="Salutation">
      <style:text-properties officeooo:rsid="0077c6a1" officeooo:paragraph-rsid="0083319f"/>
    </style:style>
    <style:style style:name="P17" style:family="paragraph" style:parent-style-name="Salutation">
      <style:text-properties officeooo:rsid="007bcdfc" officeooo:paragraph-rsid="007bcdfc"/>
    </style:style>
    <style:style style:name="P18" style:family="paragraph" style:parent-style-name="Salutation">
      <style:text-properties officeooo:rsid="007bcdfc" officeooo:paragraph-rsid="0083319f"/>
    </style:style>
    <style:style style:name="P19" style:family="paragraph" style:parent-style-name="Salutation">
      <style:text-properties officeooo:rsid="007bcdfc" officeooo:paragraph-rsid="0087745e"/>
    </style:style>
    <style:style style:name="P20" style:family="paragraph" style:parent-style-name="Salutation">
      <style:text-properties officeooo:rsid="007e9a4b" officeooo:paragraph-rsid="00493030"/>
    </style:style>
    <style:style style:name="P21" style:family="paragraph" style:parent-style-name="Salutation">
      <style:text-properties officeooo:rsid="007e9a4b" officeooo:paragraph-rsid="007e9a4b"/>
    </style:style>
    <style:style style:name="P22" style:family="paragraph" style:parent-style-name="Salutation">
      <style:text-properties officeooo:rsid="0084c121" officeooo:paragraph-rsid="0084c121"/>
    </style:style>
    <style:style style:name="P23" style:family="paragraph" style:parent-style-name="Salutation">
      <style:text-properties officeooo:rsid="0087745e" officeooo:paragraph-rsid="0087745e"/>
    </style:style>
    <style:style style:name="P24" style:family="paragraph" style:parent-style-name="Salutation">
      <style:text-properties officeooo:rsid="00883bf4" officeooo:paragraph-rsid="00883bf4"/>
    </style:style>
    <style:style style:name="P25" style:family="paragraph" style:parent-style-name="Salutation">
      <style:text-properties officeooo:rsid="008a06b2" officeooo:paragraph-rsid="008a06b2"/>
    </style:style>
    <style:style style:name="P26" style:family="paragraph" style:parent-style-name="Salutation">
      <style:text-properties officeooo:rsid="008a1abc" officeooo:paragraph-rsid="008a1abc"/>
    </style:style>
    <style:style style:name="P27" style:family="paragraph" style:parent-style-name="Salutation">
      <style:text-properties officeooo:rsid="008b7fc2" officeooo:paragraph-rsid="008b7fc2"/>
    </style:style>
    <style:style style:name="P28" style:family="paragraph" style:parent-style-name="Salutation">
      <style:text-properties officeooo:rsid="00883ac7" officeooo:paragraph-rsid="0087745e"/>
    </style:style>
    <style:style style:name="P29" style:family="paragraph" style:parent-style-name="Salutation">
      <style:text-properties officeooo:rsid="008a06b2" officeooo:paragraph-rsid="008a06b2"/>
    </style:style>
    <style:style style:name="P30" style:family="paragraph" style:parent-style-name="Salutation">
      <style:text-properties officeooo:rsid="0096eec5" officeooo:paragraph-rsid="0096eec5"/>
    </style:style>
    <style:style style:name="T1" style:family="text">
      <style:text-properties officeooo:rsid="001566d8"/>
    </style:style>
    <style:style style:name="T2" style:family="text">
      <style:text-properties officeooo:rsid="001e5fd6"/>
    </style:style>
    <style:style style:name="T3" style:family="text">
      <style:text-properties officeooo:rsid="001e6558"/>
    </style:style>
    <style:style style:name="T4" style:family="text">
      <style:text-properties officeooo:rsid="00216a00"/>
    </style:style>
    <style:style style:name="T5" style:family="text">
      <style:text-properties officeooo:rsid="0045bb09"/>
    </style:style>
    <style:style style:name="T6" style:family="text">
      <style:text-properties officeooo:rsid="004b448c"/>
    </style:style>
    <style:style style:name="T7" style:family="text">
      <style:text-properties officeooo:rsid="004d1e64"/>
    </style:style>
    <style:style style:name="T8" style:family="text">
      <style:text-properties officeooo:rsid="004e716f"/>
    </style:style>
    <style:style style:name="T9" style:family="text">
      <style:text-properties officeooo:rsid="0057527c"/>
    </style:style>
    <style:style style:name="T10" style:family="text">
      <style:text-properties officeooo:rsid="005a3485"/>
    </style:style>
    <style:style style:name="T11" style:family="text">
      <style:text-properties officeooo:rsid="005f6d86"/>
    </style:style>
    <style:style style:name="T12" style:family="text">
      <style:text-properties officeooo:rsid="0060d66b"/>
    </style:style>
    <style:style style:name="T13" style:family="text">
      <style:text-properties officeooo:rsid="0065b5e4"/>
    </style:style>
    <style:style style:name="T14" style:family="text">
      <style:text-properties officeooo:rsid="0067a2ee"/>
    </style:style>
    <style:style style:name="T15" style:family="text">
      <style:text-properties officeooo:rsid="00680c71"/>
    </style:style>
    <style:style style:name="T16" style:family="text">
      <style:text-properties officeooo:rsid="006857a1"/>
    </style:style>
    <style:style style:name="T17" style:family="text">
      <style:text-properties officeooo:rsid="0068deb9"/>
    </style:style>
    <style:style style:name="T18" style:family="text">
      <style:text-properties officeooo:rsid="0069d2e2"/>
    </style:style>
    <style:style style:name="T19" style:family="text">
      <style:text-properties officeooo:rsid="006d5d78"/>
    </style:style>
    <style:style style:name="T20" style:family="text">
      <style:text-properties officeooo:rsid="006e0508"/>
    </style:style>
    <style:style style:name="T21" style:family="text">
      <style:text-properties officeooo:rsid="00712e67"/>
    </style:style>
    <style:style style:name="T22" style:family="text">
      <style:text-properties officeooo:rsid="00737503"/>
    </style:style>
    <style:style style:name="T23" style:family="text">
      <style:text-properties officeooo:rsid="0074306c"/>
    </style:style>
    <style:style style:name="T24" style:family="text">
      <style:text-properties officeooo:rsid="0079a302"/>
    </style:style>
    <style:style style:name="T25" style:family="text">
      <style:text-properties officeooo:rsid="007f61d6"/>
    </style:style>
    <style:style style:name="T26" style:family="text">
      <style:text-properties officeooo:rsid="00810b63"/>
    </style:style>
    <style:style style:name="T27" style:family="text">
      <style:text-properties officeooo:rsid="0083319f"/>
    </style:style>
    <style:style style:name="T28" style:family="text">
      <style:text-properties officeooo:rsid="008a06b2"/>
    </style:style>
    <style:style style:name="T29" style:family="text">
      <style:text-properties officeooo:rsid="008a1abc"/>
    </style:style>
    <style:style style:name="T30" style:family="text">
      <style:text-properties officeooo:rsid="008bcb26"/>
    </style:style>
    <style:style style:name="T31" style:family="text">
      <style:text-properties officeooo:rsid="008ccfb7"/>
    </style:style>
    <style:style style:name="T32" style:family="text">
      <style:text-properties officeooo:rsid="008f7c63"/>
    </style:style>
    <style:style style:name="T33" style:family="text">
      <style:text-properties officeooo:rsid="00978ce4"/>
    </style:style>
    <style:style style:name="T34" style:family="text">
      <style:text-properties officeooo:rsid="009921f3"/>
    </style:style>
    <style:style style:name="T35" style:family="text">
      <style:text-properties officeooo:rsid="009b99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3">EL ENCUENTRO </text:p>
      <text:p text:style-name="P23"/>
      <text:p text:style-name="P23"/>
      <text:p text:style-name="Salutation">Una <text:span text:style-name="T1">caravana de mujeres y hombres se acercó a mí, incluso antes de que yo naciera. Me esperaban complacientes, extendiendo amables brazos; yo necesitaría tanto…</text:span></text:p>
      <text:p text:style-name="P1">Quisieron dejarme un hueco, allá en la fila, tan pronto como mis piernas me permitieran seguir su paso. Así que yo, satisfech<text:span text:style-name="T5">o</text:span>, practicaba diariamente mientras ganaba altura, <text:span text:style-name="T2">equilibrio y buena voluntad.</text:span></text:p>
      <text:p text:style-name="P2">Fue <text:span text:style-name="T3">cometido fácil al principio, pues conseguí velocidad sin mucho esfuerzo, tal como esperaban de mí. Y yo deseé intensansamente, no defraudarles nunca.</text:span></text:p>
      <text:p text:style-name="P2"/>
      <text:p text:style-name="P3"><text:span text:style-name="T7">Mi </text:span>enlace con l<text:span text:style-name="T4">as personas, lugares y cosas, era bien profundo. La intrincada red tejida por la humanidad durante infinidad de años, me protegía y ubicaba todos los aspectos de mi ser.</text:span></text:p>
      <text:p text:style-name="P4">Una <text:span text:style-name="T32">V</text:span>oz provenía del conjunto. A veces dulce, melodiosa. Otras veces, imperante. Se dirigía a mí para guiarme y, gracias a ella, podía obrar seguro <text:span text:style-name="T8">porque</text:span>, aunque el error fuera posible, todo formaba siempre parte del sentido común. </text:p>
      <text:p text:style-name="P20"/>
      <text:p text:style-name="P5">Poco a poco mi persona se fue desenvolviendo <text:span text:style-name="T6">hasta alcanzar una singular belleza. <text:s/>Mi cuerpo, armónico y proporcionado, escondía tras de sí un carárter decidido, valiente, y, si la situación apremiaba, incluso temerario. <text:s/>Tuve la suerte, además, de tener la mente clara y despierta. Aliada para la consciencia, un claroscuro que reconfortaba y, a la vez, arrojaba los problemas que me hacían replantear mi existencia desde su más profunda raíz.</text:span></text:p>
      <text:p text:style-name="P5"/>
      <text:p text:style-name="P21"/>
      <text:p text:style-name="P21"/>
      <text:p text:style-name="P30">LA ESCISIÓN</text:p>
      <text:p text:style-name="P30"/>
      <text:p text:style-name="P5"/>
      <text:p text:style-name="P9">Mis dificultades con la vida comenzaron con la falta de conformidad, el desacuerdo; con una realidad social que se esforzaba en mantenerse como estaba y que trabajaba para adaptar a sus nuevos seres, aún a riesgo de mutilar sus miembros.</text:p>
      <text:p text:style-name="P9">Cuando fui persona adulta, tuve que ejercer en este mundo igual que <text:span text:style-name="T34">el resto</text:span>. <text:span text:style-name="T33">C</text:span>onservar el presente y preparar el futuro, <text:span text:style-name="T34">e</text:span>l nuestro y el de quienes <text:span text:style-name="T24">pronto </text:span>llegarían, <text:span text:style-name="T35">era el mandato común para todo.</text:span></text:p>
      <text:p text:style-name="P6">Pero los cánones del grupo humano <text:span text:style-name="T9">formaban, para mí, una realidad estrecha, estanca, con los rumbos ya marcados. Entre sus muros invisibles debíamos realizarnos, contribuyendo a mantener el voraz conglomerado, como una comitiva</text:span></text:p>
      <text:p text:style-name="P7">La red que me sujetaba <text:span text:style-name="T10">la percibía asfixiante. Sentía brazos y piernas inmovilizados. Fuerzas invisibles, férreas... </text:span></text:p>
      <text:p text:style-name="P7"/>
      <text:p text:style-name="P8">Mi mundo organizado comenzó nerviosamente a zozobrar. <text:span text:style-name="T12">El</text:span> futuro se tornó confuso y enigmático. <text:s text:c="6"/></text:p>
      <text:p text:style-name="P8"><text:span text:style-name="T11">La angustia me hizo presa fácilmente cuando comparaba mi grado de conformidad con quienes me encontraba, pues parecían satisfechos, adaptados mejor que yo a la realidad que nos circundaba.</text:span> <text:s/></text:p>
      <text:p text:style-name="P10">Mi mente <text:span text:style-name="T13">obscurecida decidía torpemente el comportamiento conveniente para mí.</text:span></text:p>
      <text:p text:style-name="P10"/>
      <text:p text:style-name="P11">En este estado de cosas <text:span text:style-name="T25">viví largo tiempo, con aquella</text:span> Voz que siempre me atormentaba, inquiriendo las causas de mi pensamiento desleal. <text:span text:style-name="T14">Inquieta y desilusionada, se empeñó conmigo en un diálogo intenso para hacerme razonar a su manera, queriendo que recordara lo que formaba parte del sentido de la comunidad.</text:span></text:p>
      <text:p text:style-name="P11"><text:soft-page-break/>- “<text:span text:style-name="T15">¡Necio!, ¡alocado!, ¿es que crees, acaso, que existe</text:span> <text:span text:style-name="T15">otra manera de vivir?”- la Voz, ladina, resonaba con tono agudo intentando vanamente esconder un sentimiento hostil.</text:span></text:p>
      <text:p text:style-name="P11">“<text:span text:style-name="T15">Buscar la libertad por cuenta propia es quimérico y peligroso. Además, no estás solo. Cualquiera anhela la rebeldía alguna vez, pero sabemos contenernos en aras de un beneficio mucho mayor. Así permanecemos juntos”.</text:span></text:p>
      <text:p text:style-name="P11">-”<text:span text:style-name="T16">Deja de molestarme, Voz astuta. <text:s/>¿Qué mal hago si quiero experimentar con la vida, si deseo jugar con mi suerte?. Tus palabras me confunden y no tengo ideas sólidas para defenderme, sin embargo, un sexto sentido me dice que puedo llegar más allá. Quizá tenga que pagar por ello un alto precio, pero sé que moriría viviendo si me detengo ahora. Debo dejarme llevar por mí mismo esta vez y actuar a mi manera realmente, aunque sea diferente las demás”.</text:span></text:p>
      <text:p text:style-name="P11">-”<text:span text:style-name="T17">Te arrepentirás”</text:span></text:p>
      <text:p text:style-name="P11">-”<text:span text:style-name="T17">¡Quién sabe si me arrepentiré!”</text:span></text:p>
      <text:p text:style-name="P11">-”<text:span text:style-name="T17">Eres terco y obtuso. Vives en un mundo creado entre millones de seres como tú durante cientos de años. Hemos trabajado duro y, en muchas ocasiones, nos costó la muerte. Pero, gracias a ello, tenemos los caminos ya marcados. Así la vida es más fácil. Poseemos hábitos, ritos, tradiciones. Hemos investigado y parcelado el conocimiento en diferentes ciencias y lo transmitimos de generación en generación. Y tú, fracasarás si no colaboras. Te verás aislado y traicionarás tu verdadera condición: la de ser social. Nos necesitas”. </text:span></text:p>
      <text:p text:style-name="P11"/>
      <text:p text:style-name="P12">La Voz, recuperaba poco a poco su calma habitual, segura de la convicción de sus palabras. Tenía un inmenso poder sobre mí y lo sabía. <text:span text:style-name="T18">En ocasiones pasadas, consiguió sin mucho esfuerzo disipar mis dudas y tranquilizar mi alma. Sin embargo, esta vez era diferente. Estaba dispuesto a encontrar por mí mismo las respuestas. Nada me detendría ya. Me valdría de la experiencia y buscaría mi verdad con armas propias: la sinceridad, la consciencia.</text:span></text:p>
      <text:p text:style-name="P12"/>
      <text:p text:style-name="P12">-”<text:span text:style-name="T18">Voz querida, debes dejar que me aleje, sin importunarme, in intentar retenerme ahora. Agradezco profundamente tu preocupación y tus advertencias. Nada sería sin ti; quizás no existiría siquiera.</text:span></text:p>
      <text:p text:style-name="P13">Tu aprobación ha sido, en estos años, el mejor regalo que pude imaginar. Pero mis necesidades están cambiando. Algo que llevo dentro me impulsa a buscar mi propia realidad, mi propia naturaleza; a llegar al mundo de las ideas por mí mismo. Así sabré cómo comportarme; con coherencia”. </text:p>
      <text:p text:style-name="P13">-”Te señalarán como persona extraña. Quiene<text:span text:style-name="T19">s</text:span> antes que tú lo intentaron obtuvieron el rechazo del conjunto, y pocas cosas hay que duelan tanto”.</text:p>
      <text:p text:style-name="P13">-”<text:span text:style-name="T19">Sin embargo, algunas personas consiguieron, incluso, que el mundo cambiara su rumbo. Grandes talentos tuvieron que pasar por la indiferencia del resto hasta que se reconoció su inmenso valor. Muchos genios de ha historia lo fueron por apartarse de la norma dominante y sacar lo que llevaban dentro”.</text:span></text:p>
      <text:p text:style-name="P13">-”<text:span text:style-name="T20">¿Supones, acaso, que posees ciertas dotes que nos enseñarán lo que todavía no sabemos?, ¿posees, pues, algún talento especial que llenará nuestras almas?, ¿crees que, de alguna manera, eres mejor que todo el resto?”- un tono sarcástico denotó su intención de ser hiriente.</text:span></text:p>
      <text:p text:style-name="P13">-”<text:span text:style-name="T21">Debo intentarlo. Es lo que sé.”.</text:span></text:p>
      <text:p text:style-name="P13">-”<text:span text:style-name="T21">Serás un inadaptado, un infeliz. ¡Corre a buscarte a ti mismo!. La locura, la perdición, podrían estar esperándote. Penetra en lo más profundo de ti, si es lo que deseas, pero evita desviarte demasiado o atente a las consecuencias de tus actos”.</text:span></text:p>
      <text:p text:style-name="P13">-”<text:span text:style-name="T26">Llevo el miedo pero, a pesar de ello, debo seguir adelante, defendiendo mi libertad ante desconsiderados obstáculos. Mi intención nunca será dañar lo ajeno. Del pasado conservo el agradecimiento que se traduce en un infinito respeto ahora”.</text:span></text:p>
      <text:p text:style-name="P13">-”<text:span text:style-name="T22">Eres bien intencionado y espero que te aguarde la suerte. Vive a tu manera si así crees que serás feliz, pero no esperes el apoyo del resto si tu obrar es demasiado diferente. ¡Cuántas personas se ríen de lo que no comprenden! Repulsan lo que se sale de la normalidad en la que han crecido. Viven convencidos de que ésta es su condición natural, y la única posible o razonable. Actuar bajo </text:span><text:soft-page-break/><text:span text:style-name="T22">otras verdades lo consideran equivocado y aberrante, producto de algún tipo de perturbación. Créeme, no es bueno pensar demasiado. La vida puede complicarse terriblemente”.</text:span></text:p>
      <text:p text:style-name="P13"/>
      <text:p text:style-name="P22"/>
      <text:p text:style-name="P22">RECOGIMIENTO</text:p>
      <text:p text:style-name="P22"/>
      <text:p text:style-name="P14">La <text:s/>Voz exhaló un largo suspiro y consideró que, por el momento, ya había sido suficiente. La conversación finalizó dejándome un sabor amargo. Era necesario un gran valor para seguir adelante y franquear las barreras del entendimiento ajeno. Además, tal cadena de argumentos había sembrado de dudas mi mente. <text:span text:style-name="T23">¿Y si me estuviese equivocando?. Al fin y al cabo, tantos millones de individuos pensando y actuando según los mismos patrones deberían saber más de la vida que yo. ¿Por qué me consideraba diferente? ¿Algún sentimiento de superioridad poco consciente, que me llevara a creerme intelectualmente más avanzado? ¿Qué me hacía pensar que encontraría criterios mejores que los que formaban parte la sociedad? Vivir aceptando sin cuestionamientos era cómodo realmente. Si las demás personas, integradas social y culturalmente, consideraban felices sus existencias, ¿qué clase de problema tenía, entonces, yo?</text:span></text:p>
      <text:p text:style-name="P16">Tras largas cavilaciones que casi agotaron mis fuerzas, decidí valientemente salir de esta encrucijada y comenzar el insólito viaje al centro de mí mismo. <text:s/></text:p>
      <text:p text:style-name="P18">Y a partir de entonces, algo esencial cambió.</text:p>
      <text:p text:style-name="P17"/>
      <text:p text:style-name="P19"><text:span text:style-name="T27">Paró</text:span> mi mente.</text:p>
      <text:p text:style-name="P19"/>
      <text:p text:style-name="P28">Silencio...soledad...descanso…</text:p>
      <text:p text:style-name="P19"/>
      <text:p text:style-name="P24">Prensencia...unidad...coherencia…</text:p>
      <text:p text:style-name="P24"/>
      <text:p text:style-name="P24">La realidad me ofreció una imagen ampliada de sí misma, abriéndose a más posibilidades cada vez. </text:p>
      <text:p text:style-name="P24">Otras premisas dominaron mis actos y sentí el placer de experimentar que las consecuencias no me dañaban como me habían hecho creer.</text:p>
      <text:p text:style-name="P24">Mi pensamiento, <text:span text:style-name="T28">atento, trabajó como nunca lo había hecho hasta entonces. Descubrí la importancia de tener criterio pripio y dejarme llevar por él. Y experimenté la cara inefable de la libertad que, aunque relativa y condicionada por cuanto me rodeaba, yo la sentía pura y sensual, madre de los placeres.</text:span></text:p>
      <text:p text:style-name="P24"/>
      <text:p text:style-name="P24"/>
      <text:p text:style-name="P24"/>
      <text:p text:style-name="P25">La V<text:span text:style-name="T31">oz</text:span>, vigilante, intrusa, dominante, perdió su fuerza <text:span text:style-name="T29">cada día </text:span>hasta hacerse casi imperceptible. Sólo, de vez en cuando, resuena repentinamente intentando, de nuevo, captar mi atención. Mi caso omiso la irrita, pero, lejos de sentirme culpable, únicamente me divierte.</text:p>
      <text:p text:style-name="P25">En cuanto al opinar del resto, poco he reparado en él, puesto que, nada más traspasar la puerta de la realidad imperante, me di perfecta cuenta de que nunca estuve solo.</text:p>
      <text:p text:style-name="P25">Allí también me esperaban amables, atentas, <text:span text:style-name="T29">tantas mentes con grandes diferencias entre ellas, pero con un sentimiento común: el de saber guiarse por la veracidad de su naturaleza.</text:span></text:p>
      <text:p text:style-name="P25"/>
      <text:p text:style-name="P26">Yo soy sólo un aprendiz, un principiante, que da gracias a su determinación y a su valentía.</text:p>
      <text:p text:style-name="P26">Ahora, otra Voz me acompaña donde vaya. Se muestra siempre dulce, cordial, permisiva. Escucho sus mensajes cuando se lo solicito y, si la atiendo como se merece, no me defrauda nunca. </text:p>
      <text:p text:style-name="P26">Es la Voz de mi conciencia, de mi propia sabiduría. Nunca pasa desapercibida porque viene de muy cerca: del interior de mi mismo.</text:p>
      <text:p text:style-name="P26"/>
      <text:p text:style-name="P27">Lo que soy capaz de aportar al mundo, a mis iguales, <text:span text:style-name="T30">sólo el tiempo lo dirá. <text:s/></text:span></text:p>
      <text:p text:style-name="P25"/>
      <text:p text:style-name="P19"><text:soft-page-break/></text:p>
      <text:p text:style-name="P17"/>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09:54:17.327651140</meta:creation-date>
    <dc:date>2017-03-01T00:04:33.416067999</dc:date>
    <meta:editing-duration>PT18H22M47S</meta:editing-duration>
    <meta:editing-cycles>33</meta:editing-cycles>
    <meta:generator>LibreOffice/5.1.4.2$Linux_X86_64 LibreOffice_project/10m0$Build-2</meta:generator>
    <meta:document-statistic meta:table-count="0" meta:image-count="0" meta:object-count="0" meta:page-count="4" meta:paragraph-count="49" meta:word-count="1576" meta:character-count="9846" meta:non-whitespace-character-count="8295"/>
  </office:meta>
</office:document-meta>
</file>